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6179" officeooo:paragraph-rsid="001e6179"/>
    </style:style>
    <style:style style:name="P2" style:family="paragraph" style:parent-style-name="Standard">
      <style:paragraph-properties fo:text-align="center" style:justify-single-word="false"/>
      <style:text-properties fo:color="#800000" fo:font-style="italic" style:text-underline-style="solid" style:text-underline-width="auto" style:text-underline-color="font-color" officeooo:rsid="001e6179" officeooo:paragraph-rsid="001e6179" style:font-style-asian="italic" style:font-style-complex="italic"/>
    </style:style>
    <style:style style:name="P3" style:family="paragraph" style:parent-style-name="Standard">
      <style:text-properties officeooo:rsid="00205c4d" officeooo:paragraph-rsid="00205c4d"/>
    </style:style>
    <style:style style:name="T1" style:family="text">
      <style:text-properties officeooo:rsid="00205c4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05c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Budget informatique</text:p>
      <text:p text:style-name="P1"/>
      <text:p text:style-name="P1">Budget informatique = celui du fonctionnement du SI. <text:s/></text:p>
      <text:p text:style-name="P1">On y retrouve :</text:p>
      <text:p text:style-name="P1"/>
      <text:p text:style-name="P1">- Salaire et charges</text:p>
      <text:p text:style-name="P1">- Autres dépenses sociales</text:p>
      <text:p text:style-name="P1">- Consommables et énergie</text:p>
      <text:p text:style-name="P1">- Frais de mission</text:p>
      <text:p text:style-name="P1">- Entretien, réparation et frais de service</text:p>
      <text:p text:style-name="P1">- Publicité, communication</text:p>
      <text:p text:style-name="P1">- Divers</text:p>
      <text:p text:style-name="P1"/>
      <text:p text:style-name="P1"><text:tab/> <text:span text:style-name="T3">1)</text:span><text:span text:style-name="T2">Salaires &amp; charges</text:span></text:p>
      <text:p text:style-name="P1"/>
      <text:p text:style-name="P1">- Salaire brut + charges patronales **cadres**</text:p>
      <text:p text:style-name="P1">- Salaire brut + charges patronales **non cadres**</text:p>
      <text:p text:style-name="P1">- Intérimaires</text:p>
      <text:p text:style-name="P1">- Stagiaires</text:p>
      <text:p text:style-name="P1">- Alternants</text:p>
      <text:p text:style-name="P1">- Personnel détaché</text:p>
      <text:p text:style-name="P1">- Budget déterminé à l'avance là pour permettre de licencier</text:p>
      <text:p text:style-name="P1">- Personnel sur site</text:p>
      <text:p text:style-name="P1">- Indemnité de licenciement (provisions). Budget déterminé à l'avance là pour permettre de licencier</text:p>
      <text:p text:style-name="P1"/>
      <text:p text:style-name="P1">Le salaire + charges est appelé **salaire brut chargé**</text:p>
      <text:p text:style-name="P1"/>
      <text:p text:style-name="P1"><text:span text:style-name="T1"><text:tab/></text:span><text:span text:style-name="T3">2)</text:span><text:span text:style-name="T2">Autres dépenses sociales</text:span></text:p>
      <text:p text:style-name="P1"/>
      <text:p text:style-name="P1">- Restaurant d'entreprise</text:p>
      <text:p text:style-name="P1">- Tickets restaurant</text:p>
      <text:p text:style-name="P1">- Plan stages et formations</text:p>
      <text:p text:style-name="P1">- Frais de recrutement</text:p>
      <text:p text:style-name="P1">- Subventions au CE</text:p>
      <text:p text:style-name="P1">- Médaille du travail (20 ans minimum)</text:p>
      <text:p text:style-name="P1"/>
      <text:p text:style-name="P1"><text:tab/><text:span text:style-name="T3">3)</text:span><text:span text:style-name="T2">Consommables et énergie</text:span></text:p>
      <text:p text:style-name="P1"/>
      <text:p text:style-name="P1">- Carburant</text:p>
      <text:p text:style-name="P1">- Consommables (genre cartouches d'imprimantes)</text:p>
      <text:p text:style-name="P1">- Électricité, dans certains cas</text:p>
      <text:p text:style-name="P1"/>
      <text:p text:style-name="P3"><text:span text:style-name="T1"><text:tab/></text:span><text:span text:style-name="T2">4) Entretien, réparation et frais de service</text:span></text:p>
      <text:p text:style-name="P1"/>
      <text:p text:style-name="P1">- Maintenance (clim, machines, imprimantes...)</text:p>
      <text:p text:style-name="P1">- Petit outillage (câbles, fusibles...)</text:p>
      <text:p text:style-name="P1">- CPF</text:p>
      <text:p text:style-name="P1">- Maintenance de matériel industriel</text:p>
      <text:p text:style-name="P1">- Maintenance des véhicules de service</text:p>
      <text:p text:style-name="P1"/>
      <text:p text:style-name="P1"><text:span text:style-name="T1"><text:tab/></text:span><text:span text:style-name="T3">5)</text:span><text:span text:style-name="T2"> Frais de mission</text:span></text:p>
      <text:p text:style-name="P1"/>
      <text:p text:style-name="P1"><text:soft-page-break/>- Frais divers</text:p>
      <text:p text:style-name="P1">- Indemnités kilométriques</text:p>
      <text:p text:style-name="P1">- Réception</text:p>
      <text:p text:style-name="P1">- Voyage</text:p>
      <text:p text:style-name="P1">- Location de véhicule</text:p>
      <text:p text:style-name="P1">- Mission du personnel</text:p>
      <text:p text:style-name="P1"/>
      <text:p text:style-name="P1"><text:span text:style-name="T1"><text:tab/></text:span><text:span text:style-name="T3">6)</text:span><text:span text:style-name="T2">Publicité, communication</text:span></text:p>
      <text:p text:style-name="P1"/>
      <text:p text:style-name="P1">- Cadre publicitaire</text:p>
      <text:p text:style-name="P1">- foires et Expositions</text:p>
      <text:p text:style-name="P1">- Publicité</text:p>
      <text:p text:style-name="P1">- Frais de cliché</text:p>
      <text:p text:style-name="P1">- Colloques et déminaires</text:p>
      <text:p text:style-name="P1">- Tirage reproductions et extraits</text:p>
      <text:p text:style-name="P1">- Fournisseurs publicitaires</text:p>
      <text:p text:style-name="P1"/>
      <text:p text:style-name="P1">La trésorerie, c'est le nerf de la guerre.</text:p>
      <text:p text:style-name="P1"/>
      <text:p text:style-name="P1"><text:span text:style-name="T1"><text:tab/></text:span><text:span text:style-name="T3">7)</text:span><text:span text:style-name="T2">Divers</text:span></text:p>
      <text:p text:style-name="P1"/>
      <text:p text:style-name="P1">- Loyer immobilier</text:p>
      <text:p text:style-name="P1">- Frais de siège vers un site</text:p>
      <text:p text:style-name="P1">- Location de mobilier</text:p>
      <text:p text:style-name="P1">- Location de matériel</text:p>
      <text:p text:style-name="P1">- Location de matériel informatique</text:p>
      <text:p text:style-name="P1">- Loyer (licences) de programmes informatiques</text:p>
      <text:p text:style-name="P1">- Loyer de reprographie</text:p>
      <text:p text:style-name="P1">- Frais d'affranchissmeent</text:p>
      <text:p text:style-name="P1">- Transport divers</text:p>
      <text:p text:style-name="P1">- Téléphones</text:p>
      <text:p text:style-name="P1">- Réseaux informatiques</text:p>
      <text:p text:style-name="P1">- Fournitures de bureau</text:p>
      <text:p text:style-name="P1">- Fournitures informatiques (cables hdmi...)</text:p>
      <text:p text:style-name="P1">- Honoraires</text:p>
      <text:p text:style-name="P1">- Sous-trai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</meta:editing-duration>
    <meta:editing-cycles>4</meta:editing-cycles>
    <meta:generator>LibreOffice/5.3.7.2$Windows_X86_64 LibreOffice_project/6b8ed514a9f8b44d37a1b96673cbbdd077e24059</meta:generator>
    <dc:date>2018-12-09T20:53:24.837000000</dc:date>
    <meta:document-statistic meta:table-count="0" meta:image-count="0" meta:object-count="0" meta:page-count="2" meta:paragraph-count="70" meta:word-count="295" meta:character-count="1896" meta:non-whitespace-character-count="1660"/>
    <meta:user-defined meta:name="Info 1"/>
    <meta:user-defined meta:name="Info 2"/>
    <meta:user-defined meta:name="Info 3"/>
    <meta:user-defined meta:name="Info 4"/>
  </office:meta>
</office:document-meta>
</file>